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7b77" officeooo:paragraph-rsid="00107b77"/>
    </style:style>
    <style:style style:name="P2" style:family="paragraph" style:parent-style-name="Standard">
      <style:text-properties officeooo:rsid="00107b77" officeooo:paragraph-rsid="00107b77" fo:background-color="#fff450"/>
    </style:style>
    <style:style style:name="P3" style:family="paragraph" style:parent-style-name="Standard">
      <style:text-properties officeooo:rsid="00107b77" officeooo:paragraph-rsid="00107b77" fo:background-color="#5e8ac7"/>
    </style:style>
    <style:style style:name="P4" style:family="paragraph" style:parent-style-name="Standard">
      <style:text-properties officeooo:rsid="00107b77" officeooo:paragraph-rsid="00107b77" fo:background-color="transparent"/>
    </style:style>
    <style:style style:name="P5" style:family="paragraph" style:parent-style-name="Standard">
      <style:text-properties officeooo:rsid="00128373" officeooo:paragraph-rsid="00128373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rsid="00128373" officeooo:paragraph-rsid="00128373" style:font-weight-asian="bold" style:font-weight-complex="bold"/>
    </style:style>
    <style:style style:name="P8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bee3d3" loext:char-shading-value="0"/>
    </style:style>
    <style:style style:name="T3" style:family="text">
      <style:text-properties officeooo:rsid="00107b77"/>
    </style:style>
    <style:style style:name="T4" style:family="text">
      <style:text-properties fo:background-color="#c7a0cb" loext:char-shading-value="0"/>
    </style:style>
    <style:style style:name="T5" style:family="text">
      <style:text-properties fo:background-color="#5e8ac7" loext:char-shading-value="0"/>
    </style:style>
    <style:style style:name="T6" style:family="text">
      <style:text-properties fo:background-color="#f68e76" loext:char-shading-value="0"/>
    </style:style>
    <style:style style:name="T7" style:family="text">
      <style:text-properties fo:background-color="#f68e76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yte1 / E4 OP-Code = Lissy Message </text:p>
      <text:p text:style-name="P1"/>
      <text:p text:style-name="P1">Byte2 / Länge (immer <text:span text:style-name="T4">08</text:span> bytes)</text:p>
      <text:p text:style-name="P1">Byte3 / Typ von Message, 03 = Loknummer Meldung</text:p>
      <text:p text:style-name="P1"><text:s text:c="43"/>00 ?? V?</text:p>
      <text:p text:style-name="P1">Byte4 / Typ von Message ?? </text:p>
      <text:p text:style-name="P1"><text:s text:c="8"/>60 = Loknummer Meldung, S2→S1</text:p>
      <text:p text:style-name="P1"><text:s text:c="8"/>40 = Loknummer Meldung, S1→S2</text:p>
      <text:p text:style-name="P1"><text:s text:c="8"/>20 = V ?? </text:p>
      <text:p text:style-name="P2">Byte5 / Lissy-Nr. </text:p>
      <text:p text:style-name="P2"/>
      <text:p text:style-name="P3">Byte6 / Addr H</text:p>
      <text:p text:style-name="P3">Byte7 / Addr L</text:p>
      <text:p text:style-name="P3"/>
      <text:p text:style-name="P4">Byte8 / Checksum</text:p>
      <text:p text:style-name="Standard"/>
      <text:p text:style-name="Standard"/>
      <text:p text:style-name="Standard">ICE Ausfahrt - Lissy 3 - Kat 4</text:p>
      <text:p text:style-name="Standard"/>
      <text:p text:style-name="Standard">RX: <text:span text:style-name="T2">E4</text:span> <text:span text:style-name="T4">08</text:span> 03 60 <text:span text:style-name="T1">03</text:span> <text:span text:style-name="T5">00 2B</text:span> 58 </text:p>
      <text:p text:style-name="Standard">RX: B2 17 42 18 Sensor: 559 - Inactive</text:p>
      <text:p text:style-name="Standard">RX: B2 17 62 38 Sensor: 560 - Inactive</text:p>
      <text:p text:style-name="Standard">RX: <text:span text:style-name="T2">E4</text:span> 08 00 20 <text:span text:style-name="T1">03</text:span> 00 20 10 </text:p>
      <text:p text:style-name="Standard"/>
      <text:p text:style-name="Standard">ICE Einfahrt - Lissy 3 - Kat 4</text:p>
      <text:p text:style-name="Standard"/>
      <text:p text:style-name="Standard">RX: <text:span text:style-name="T2">E4</text:span> 08 03 40 03 00 2B 78 </text:p>
      <text:p text:style-name="Standard"/>
      <text:p text:style-name="Standard">Geschw setzen:</text:p>
      <text:p text:style-name="Standard">RX: E7 0E 01 33 2B 17 10 07 00 00 00 0A 34 31 </text:p>
      <text:p text:style-name="Standard"/>
      <text:p text:style-name="Standard">RX: <text:span text:style-name="T2">E4</text:span> 08 00 20 03 00 14 24 </text:p>
      <text:p text:style-name="Standard"/>
      <text:p text:style-name="Standard"/>
      <text:p text:style-name="Standard"><text:span text:style-name="T3">Ausf. </text:span><text:span text:style-name="T7">Lok 82</text:span> - Güterzug (Kat3) - Lissy4</text:p>
      <text:p text:style-name="Standard">RX: <text:span text:style-name="T2">E4</text:span> 08 02 60 04 <text:span text:style-name="T7">00 52</text:span> 27 </text:p>
      <text:p text:style-name="P1">keine Geschw. Meldung bei Lissy4</text:p>
      <text:p text:style-name="Standard"/>
      <text:p text:style-name="Standard">bei der Einfahrt - 82 -G/Kat3 - Lissy4</text:p>
      <text:p text:style-name="Standard">RX: <text:span text:style-name="T2">E4</text:span> 08 02 40 04 <text:span text:style-name="T7">00 52</text:span> 07 </text:p>
      <text:p text:style-name="Standard"/>
      <text:p text:style-name="Standard"><text:span text:style-name="T3">Ausf. </text:span>Lok82 - V=100% - Kat3 - Lissy 4</text:p>
      <text:p text:style-name="Standard"><text:span text:style-name="T3">R</text:span>X: <text:span text:style-name="T2">E4</text:span> 08 02 60 04 <text:span text:style-name="T7">00 52</text:span> 27 </text:p>
      <text:p text:style-name="Standard"/>
      <text:p text:style-name="Standard">Einf. Lok82 - V=100% - Kat 3 - Lissy4</text:p>
      <text:p text:style-name="Standard">RX: <text:span text:style-name="T2">E4</text:span> 08 02 40 04 <text:span text:style-name="T7">00 52</text:span> 07 </text:p>
      <text:p text:style-name="Standard"/>
      <text:p text:style-name="Standard"/>
      <text:p text:style-name="P6"/>
      <text:p text:style-name="P8">Geschw. setzen</text:p>
      <text:p text:style-name="Standard">RX: E7 0E 02 33 <text:span text:style-name="T7">52</text:span> 7F 30 07 00 00 00 0A 34 03 </text:p>
      <text:p text:style-name="Standard"/>
      <text:p text:style-name="P5"/>
      <text:p text:style-name="P7">Lissy setzt Geschwindigkeit</text:p>
      <text:p text:style-name="P5">anfrage nach Lokadresse 23:</text:p>
      <text:p text:style-name="P5">RX: BF 00 17 57 </text:p>
      <text:p text:style-name="P5">Slot 3, Adr 23, Geschw=67, Rückwärts, F0</text:p>
      <text:p text:style-name="P5">RX: E7 0E 03 33 17 43 30 07 00 00 00 0A 34 7B </text:p>
      <text:p text:style-name="P5">Lok23 =&gt; Geschw = 1</text:p>
      <text:p text:style-name="P5">RX: A0 03 1E 42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2:18:31.183718297</meta:creation-date>
    <dc:date>2017-12-10T15:12:41.822070820</dc:date>
    <meta:editing-duration>PT2H43M57S</meta:editing-duration>
    <meta:editing-cycles>3</meta:editing-cycles>
    <meta:generator>LibreOffice/5.4.2.2$Linux_X86_64 LibreOffice_project/40m0$Build-2</meta:generator>
    <meta:print-date>2017-12-10T15:18:58.606954472</meta:print-date>
    <meta:document-statistic meta:table-count="0" meta:image-count="0" meta:object-count="0" meta:page-count="2" meta:paragraph-count="40" meta:word-count="282" meta:character-count="1199" meta:non-whitespace-character-count="872"/>
  </office:meta>
</office:document-meta>
</file>